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BAD0C5CD78F4D1A0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38cm, 7.847cm, 18.695cm, 5.66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3cm" svg:height="24.465cm" svg:x="0.991cm" svg:y="1.692cm">
          <draw:image xlink:href="Pictures/10000000000005E8000007E0BAD0C5CD78F4D1A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14T16:28:16.138674337</dc:date>
    <meta:editing-duration>PT3M36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